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1fc" officeooo:paragraph-rsid="0011f1fc"/>
    </style:style>
    <style:style style:name="P2" style:family="paragraph" style:parent-style-name="Standard">
      <style:text-properties officeooo:rsid="0011f1fc" officeooo:paragraph-rsid="00160709"/>
    </style:style>
    <style:style style:name="P3" style:family="paragraph" style:parent-style-name="Standard">
      <style:text-properties officeooo:paragraph-rsid="0011f1fc"/>
    </style:style>
    <style:style style:name="P4" style:family="paragraph" style:parent-style-name="Standard">
      <style:text-properties style:font-name="Liberation Serif" fo:font-size="12pt" officeooo:rsid="0011f1fc" officeooo:paragraph-rsid="0011f1fc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1f1fc" officeooo:paragraph-rsid="00160709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1f1fc" officeooo:paragraph-rsid="0018d07f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60709" officeooo:paragraph-rsid="00160709" style:font-size-asian="12pt" style:font-size-complex="12pt"/>
    </style:style>
    <style:style style:name="P8" style:family="paragraph" style:parent-style-name="Standard">
      <style:text-properties officeooo:rsid="00160709" officeooo:paragraph-rsid="00160709"/>
    </style:style>
    <style:style style:name="P9" style:family="paragraph" style:parent-style-name="Standard">
      <style:text-properties officeooo:paragraph-rsid="00178eb2"/>
    </style:style>
    <style:style style:name="T1" style:family="text">
      <style:text-properties style:text-position="super 58%"/>
    </style:style>
    <style:style style:name="T2" style:family="text">
      <style:text-properties style:font-name="Liberation Serif" fo:font-size="12pt" officeooo:rsid="0011f1fc" style:font-size-asian="12pt" style:font-size-complex="12pt"/>
    </style:style>
    <style:style style:name="T3" style:family="text">
      <style:text-properties style:font-name="Liberation Serif" fo:font-size="12pt" officeooo:rsid="0012d28d" style:font-size-asian="12pt" style:font-size-complex="12pt"/>
    </style:style>
    <style:style style:name="T4" style:family="text">
      <style:text-properties style:font-name="Liberation Serif" fo:font-size="12pt" officeooo:rsid="00138682" style:font-size-asian="12pt" style:font-size-complex="12pt"/>
    </style:style>
    <style:style style:name="T5" style:family="text">
      <style:text-properties style:font-name="Liberation Serif" fo:font-size="12pt" officeooo:rsid="00178eb2" style:font-size-asian="12pt" style:font-size-complex="12pt"/>
    </style:style>
    <style:style style:name="T6" style:family="text">
      <style:text-properties style:font-name="Liberation Serif" fo:font-size="12pt" fo:font-weight="bold" officeooo:rsid="00178eb2" style:font-size-asian="12pt" style:font-weight-asian="bold" style:font-size-complex="12pt" style:font-weight-complex="bold"/>
    </style:style>
    <style:style style:name="T7" style:family="text">
      <style:text-properties style:font-name="Liberation Serif" fo:font-size="12pt" fo:font-weight="bold" officeooo:rsid="0011f1fc" style:font-size-asian="12pt" style:font-weight-asian="bold" style:font-size-complex="12pt" style:font-weight-complex="bold"/>
    </style:style>
    <style:style style:name="T8" style:family="text">
      <style:text-properties officeooo:rsid="00138682"/>
    </style:style>
    <style:style style:name="T9" style:family="text">
      <style:text-properties officeooo:rsid="0014471c"/>
    </style:style>
    <style:style style:name="T10" style:family="text">
      <style:text-properties officeooo:rsid="00160709"/>
    </style:style>
    <style:style style:name="T11" style:family="text">
      <style:text-properties officeooo:rsid="00178eb2"/>
    </style:style>
    <style:style style:name="T12" style:family="text">
      <style:text-properties officeooo:rsid="001b82a3"/>
    </style:style>
    <style:style style:name="T1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bhor Aggarwal </text:p>
      <text:p text:style-name="P8"><text:span text:style-name="T12">Master’s student, </text:span>Institute for Automotive Engineering</text:p>
      <text:p text:style-name="P8">RWTH Aachen</text:p>
      <text:p text:style-name="P2"><text:span text:style-name="T10">Germany</text:span> </text:p>
      <text:p text:style-name="P2"><text:a xlink:type="simple" xlink:href="mailto:vibhor.aggarwal@rwth-aachen.de" text:style-name="Internet_20_link" text:visited-style-name="Visited_20_Internet_20_Link">vibhor.aggarwal@rwth-aachen.de</text:a> </text:p>
      <text:p text:style-name="P2"/>
      <text:p text:style-name="P2">9<text:span text:style-name="T1">th</text:span> September, 2019</text:p>
      <text:p text:style-name="P1"/>
      <text:p text:style-name="P1">Dear Professor <text:span text:style-name="T10">Yuan,</text:span></text:p>
      <text:p text:style-name="P1"/>
      <text:p text:style-name="P7">Please accept this letter and attached resume as my sincere interest in the Research position at Harbin Institute of Technology, Schenzen. </text:p>
      <text:p text:style-name="P5"/>
      <text:p text:style-name="P5">I am a Master's student in Automotive Engineering at RWTH Aachen, Germany. I graduated as a Mechanical Engineer with a minor in Applied Mathematics from Indian Institute of Technology (IIT) Kanpur, India. <text:span text:style-name="T11">My research topic includes robot and vehicle dynamics.</text:span> I am writing to inquire, and discuss about the <text:span text:style-name="T10">current project on …...</text:span></text:p>
      <text:p text:style-name="P4"/>
      <text:p text:style-name="P4">I have vast experience working with Matlab/Simulink, <text:span text:style-name="T10">Solidworks</text:span>, <text:span text:style-name="T10">Autodesk Inventor,</text:span> Ansys, Gazebo, C++, ROS.</text:p>
      <text:p text:style-name="P4"/>
      <text:p text:style-name="P6">Currently I am working on Sensor fusion for Navigation and path planning of an <text:span text:style-name="T13">Unmanned Aerial Vehicle</text:span> at Institute of Automatic Control at RWTH Aachen.I had worked as a Research Fellow on low level joint-torque control of the <text:span text:style-name="T13">Humanoid robot</text:span>, iCub, at Italian Institute of technology (IIT), Genova, in Italy for almost a year. It required me to design the <text:span text:style-name="T11">torque-</text:span>control framework on Matlab/Simulink. <text:span text:style-name="T11">Prior to that, I </text:span>worked as an engineer for Engine Plant Maintenance in <text:span text:style-name="T12">Hero Motocorp, </text:span>an Automotive Company in India. </text:p>
      <text:p text:style-name="P6"/>
      <text:p text:style-name="P9"><text:span text:style-name="T2">During my undergraduate, I led a Motorsports team of more than 20 people, </text:span><text:span text:style-name="T5">and worked as a </text:span><text:span text:style-name="T6">vehicle dynamics’ engineer</text:span><text:span text:style-name="T2">. We successfully designed the first transparent and lightweight Gearbox, and one of the lightest vehicle in Indian student </text:span><text:span text:style-name="T3">m</text:span><text:span text:style-name="T2">otorsports'. </text:span><text:span text:style-name="T3">During senior year for college I worked on a</text:span><text:span text:style-name="T2"> </text:span><text:span text:style-name="T7">Robotic Exoskeleton Arm</text:span><text:span text:style-name="T2">, </text:span><text:span text:style-name="T3">which </text:span><text:span text:style-name="T2">was </text:span><text:span text:style-name="T3">t</text:span><text:span text:style-name="T2">he Best Under Graduate project </text:span><text:span text:style-name="T4">among</text:span><text:span text:style-name="T2"> all the graduating students. </text:span></text:p>
      <text:p text:style-name="P4"/>
      <text:p text:style-name="P4"><text:span text:style-name="T8">I</text:span> am interested in the project **** and would like to discuss the possibility to work under you.</text:p>
      <text:p text:style-name="P4"/>
      <text:p text:style-name="P4">Thank you for taking the time to consider my application. <text:span text:style-name="T8">Let me know if you need any further information; </text:span>I would be glad <text:span text:style-name="T8">to provide it, and would also be available </text:span>for an interview <text:span text:style-name="T9">via Skype</text:span>.</text:p>
      <text:p text:style-name="P4"/>
      <text:p text:style-name="P4">I look forward to hearing from you.</text:p>
      <text:p text:style-name="P4"/>
      <text:p text:style-name="P4">Sincere regards,</text:p>
      <text:p text:style-name="P4">Vibhor Aggarwal</text:p>
      <text:p text:style-name="P3"><text:span text:style-name="T2">Website: </text:span><text:a xlink:type="simple" xlink:href="https://vibhoraggarwal.github.io/" text:style-name="Internet_20_link" text:visited-style-name="Visited_20_Internet_20_Link">https://vibhoraggarwal.github.io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1:15:29.116651339</meta:creation-date>
    <dc:date>2019-09-16T16:06:37.677212512</dc:date>
    <meta:editing-duration>PT2H52M8S</meta:editing-duration>
    <meta:editing-cycles>5</meta:editing-cycles>
    <meta:generator>LibreOffice/6.2.6.2$Linux_X86_64 LibreOffice_project/20$Build-2</meta:generator>
    <meta:document-statistic meta:table-count="0" meta:image-count="0" meta:object-count="0" meta:page-count="1" meta:paragraph-count="18" meta:word-count="320" meta:character-count="2052" meta:non-whitespace-character-count="1744"/>
  </office:meta>
</office:document-meta>
</file>